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F941CE7B45C0DB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28cm" style:rel-column-width="11957*"/>
    </style:style>
    <style:style style:name="Tableau1.B" style:family="table-column">
      <style:table-column-properties style:column-width="2.469cm" style:rel-column-width="9147*"/>
    </style:style>
    <style:style style:name="Tableau1.C" style:family="table-column">
      <style:table-column-properties style:column-width="9.506cm" style:rel-column-width="35211*"/>
    </style:style>
    <style:style style:name="Tableau1.D" style:family="table-column">
      <style:table-column-properties style:column-width="2.489cm" style:rel-column-width="922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4.71cm" style:rel-column-width="17445*"/>
    </style:style>
    <style:style style:name="Tableau3.B" style:family="table-column">
      <style:table-column-properties style:column-width="1.588cm" style:rel-column-width="5880*"/>
    </style:style>
    <style:style style:name="Tableau3.C" style:family="table-column">
      <style:table-column-properties style:column-width="8.126cm" style:rel-column-width="30101*"/>
    </style:style>
    <style:style style:name="Tableau3.D" style:family="table-column">
      <style:table-column-properties style:column-width="3.268cm" style:rel-column-width="1210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paragraph-properties fo:text-align="start" style:justify-single-word="false"/>
      <style:text-properties fo:font-size="28pt" style:font-size-asian="28pt" style:font-size-complex="28pt"/>
    </style:style>
    <style:style style:name="P4" style:family="paragraph" style:parent-style-name="Text_20_body">
      <style:paragraph-properties fo:text-align="center" style:justify-single-word="false"/>
      <style:text-properties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Heading">
      <style:paragraph-properties fo:text-align="center" style:justify-single-word="false"/>
      <style:text-properties fo:font-size="28pt" style:font-size-asian="28pt" style:font-size-complex="28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text-indent="0cm" style:auto-text-indent="false"/>
    </style:style>
    <style:style style:name="P9" style:family="paragraph" style:parent-style-name="Text_20_body">
      <style:paragraph-properties fo:margin-left="0cm" fo:margin-right="0cm" fo:text-align="start" style:justify-single-word="false" fo:text-indent="0cm" style:auto-text-indent="false"/>
      <style:text-properties fo:font-weight="normal"/>
    </style:style>
    <style:style style:name="P10" style:family="paragraph" style:parent-style-name="Preformatted_20_Text">
      <style:paragraph-properties fo:margin-top="0cm" fo:margin-bottom="0.499cm" style:contextual-spacing="false"/>
    </style:style>
    <style:style style:name="P11" style:family="paragraph" style:parent-style-name="Contents_20_2">
      <style:paragraph-properties>
        <style:tab-stops>
          <style:tab-stop style:position="17.2cm" style:type="right" style:leader-style="dotted" style:leader-text="."/>
        </style:tab-stops>
      </style:paragraph-properties>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1">
      <style:paragraph-properties>
        <style:tab-stops>
          <style:tab-stop style:position="17.699cm" style:type="right" style:leader-style="dotted" style:leader-text="."/>
        </style:tab-stops>
      </style:paragraph-properties>
    </style:style>
    <style:style style:name="P14" style:family="paragraph" style:parent-style-name="Contents_20_2">
      <style:paragraph-properties>
        <style:tab-stops>
          <style:tab-stop style:position="17.2cm" style:type="right" style:leader-style="dotted" style:leader-text="."/>
        </style:tab-stops>
      </style:paragraph-properties>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3">
      <style:paragraph-properties fo:text-align="start"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1">
      <style:paragraph-properties fo:margin-left="2.205cm" fo:margin-right="0cm" fo:text-indent="0cm" style:auto-text-indent="false"/>
    </style:style>
    <style:style style:name="P21" style:family="paragraph" style:parent-style-name="Text_20_body" style:list-style-name="L5">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b3a11"/>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6"><text:title>EXT: Language Selection</text:title></text:p>
      <text:p text:style-name="P4"/>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Copyright<text:tab/>2</text:p>
          <text:p text:style-name="P11">Credits<text:tab/>2</text:p>
          <text:p text:style-name="P11">Sponsors<text:tab/>2</text:p>
          <text:p text:style-name="P12">Introduction<text:tab/>3</text:p>
          <text:p text:style-name="P11">What does it do?<text:tab/>3</text:p>
          <text:p text:style-name="P11">Requirements<text:tab/>3</text:p>
          <text:p text:style-name="P12">Users manual<text:tab/>4</text:p>
          <text:p text:style-name="P11">Adding a Language Selection menu using TypoScript<text:tab/>4</text:p>
          <text:p text:style-name="P11">Creating a Language Selection content element<text:tab/>4</text:p>
          <text:p text:style-name="P12">Configuration<text:tab/>5</text:p>
          <text:p text:style-name="P11">Configuration steps<text:tab/>5</text:p>
          <text:p text:style-name="P11">Typoscript Constants Reference<text:tab/>5</text:p>
          <text:p text:style-name="P11">TypoScript Setup Reference<text:tab/>6</text:p>
          <text:p text:style-name="P11">Fluid template variables<text:tab/>7</text:p>
        </text:index-body>
      </text:table-of-content>
      <text:p text:style-name="Text_20_body"/>
      <text:h text:style-name="Heading_20_1" text:outline-level="1"><text:bookmark-start text:name="__RefHeading___Toc758_3747305251"/>Copyright<text:bookmark-end text:name="__RefHeading___Toc758_3747305251"/></text:h>
      <text:p text:style-name="P5">Extension Key: <text:span text:style-name="T1">sr_language_menu</text:span></text:p>
      <text:p text:style-name="P5">Copyright 2004-202<text:span text:style-name="T5">2</text:span>, <text:user-defined style:data-style-name="N0" text:name="Info 2">Stanislas Rolland</text:user-defined>, &lt;<text:user-defined style:data-style-name="N0" text:name="Email">typo3AAAA(arobas)sjbr.ca</text:user-defined>&gt;</text:p>
      <text:p text:style-name="P5"/>
      <text:p text:style-name="P5">This document is published under the Open Content License</text:p>
      <text:p text:style-name="P5">available from http://www.opencontent.org/opl.shtml</text:p>
      <text:p text:style-name="P5"/>
      <text:p text:style-name="P5">The content of this document is related to TYPO3 </text:p>
      <text:p text:style-name="P5">a GNU/GPL CMS/Framework available from <text:a xlink:type="simple" xlink:href="http://www.typo3.com/" text:style-name="Internet_20_link" text:visited-style-name="Visited_20_Internet_20_Link">www.typo3.com</text:a></text:p>
      <text:h text:style-name="Heading_20_2" text:outline-level="2"><text:bookmark-start text:name="__RefHeading___Toc760_3747305251"/>Credits<text:bookmark-end text:name="__RefHeading___Toc760_3747305251"/></text:h>
      <text:p text:style-name="Text_20_body">Thanks to <text:a xlink:type="simple" xlink:href="mailto:fsuter@cobweb.ch" text:style-name="Internet_20_link" text:visited-style-name="Visited_20_Internet_20_Link">François Suter</text:a>, <text:a xlink:type="simple" xlink:href="mailto:vg_typo3@e-netconsulting.de" office:name="Volker Graubaum" text:style-name="Internet_20_link" text:visited-style-name="Visited_20_Internet_20_Link">Volker Graubaum</text:a>, <text:a xlink:type="simple" xlink:href="mailto:ernst@cron-it.de" text:style-name="Internet_20_link" text:visited-style-name="Visited_20_Internet_20_Link">Ernesto Baschny</text:a>, <text:a xlink:type="simple" xlink:href="mailto:Martin.Kutschker@activesolution.at" text:style-name="Internet_20_link" text:visited-style-name="Visited_20_Internet_20_Link">Martin Kutscher</text:a>, <text:a xlink:type="simple" xlink:href="mailto:ian@x-act.co.uk?subject=EXT:%20Language%20Selection" text:style-name="Internet_20_link" text:visited-style-name="Visited_20_Internet_20_Link">Ian Foulds</text:a> , <text:a xlink:type="simple" xlink:href="mailto:j.rieger@connecta.ag?subject=EXT:%20Language%20Selection" text:style-name="Internet_20_link" text:visited-style-name="Visited_20_Internet_20_Link">Jochen Rieger</text:a> and <text:a xlink:type="simple" xlink:href="mailto:tapio.markula@xetpoint.fi?subject=EXT:%20Language%20Selection" text:style-name="Internet_20_link" text:visited-style-name="Visited_20_Internet_20_Link">Tapio Markula</text:a> for their numerous and valuable suggestions and contributions.</text:p>
      <text:h text:style-name="Heading_20_2" text:outline-level="2"><text:bookmark-start text:name="__RefHeading___Toc762_3747305251"/>Sponsors<text:bookmark-end text:name="__RefHeading___Toc762_3747305251"/></text:h>
      <text:p text:style-name="Text_20_body">Development of this extension was sponsored in part by <text:a xlink:type="simple" xlink:href="http://www.T3site.com/" text:style-name="Internet_20_link" text:visited-style-name="Visited_20_Internet_20_Link">Andreas Rieser</text:a>.</text:p>
      <text:p text:style-name="P9">You may sponsor further development of this extension by sending your contribution to <text:a xlink:type="simple" xlink:href="mailto:stanislas.rolland@sjbr.ca" text:style-name="Internet_20_link" text:visited-style-name="Visited_20_Internet_20_Link">Stanislas Rolland</text:a> .</text:p>
      <text:h text:style-name="Heading_20_1" text:outline-level="1"><text:bookmark-start text:name="__RefHeading___Toc764_3747305251"/>Introduction<text:bookmark-end text:name="__RefHeading___Toc764_3747305251"/></text:h>
      <text:h text:style-name="Heading_20_2" text:outline-level="2"><text:bookmark-start text:name="__RefHeading___Toc766_3747305251"/>What does it do?<text:bookmark-end text:name="__RefHeading___Toc766_3747305251"/></text:h>
      <text:p text:style-name="Text_20_body">The Language Selection extension provides a Fluid widget that allows to insert a language selection menu in a Fluid template. </text:p>
      <text:p text:style-name="Text_20_body">The extension also provides a new type of <text:s/>TYPO3 content element . This content element <text:s/>may also be used to insert a language selection menu on a page.</text:p>
      <text:p text:style-name="Text_20_body">The language selection menu has the following features:</text:p>
      <text:list xml:id="list3853595937" text:style-name="L1">
        <text:list-item>
          <text:p text:style-name="P20">the menu may be presented as a list of flags, as a selector box, or as a list of links;</text:p>
        </text:list-item>
        <text:list-item>
          <text:p text:style-name="P20">clicking on a flag, selecting a language in the selector box, or clicking on the language name in the list of links loads the corresponding version of the page;</text:p>
        </text:list-item>
        <text:list-item>
          <text:p text:style-name="P20">if the list is presented as a list of flags, a flag is dimmed when the current page does not have a version in the corresponding language; if the list is presented as a selector box, only the languages for which the current page has a version are presented in the list;</text:p>
        </text:list-item>
        <text:list-item>
          <text:p text:style-name="P20">optionally, no menu is presented if the current page has no alternate language;</text:p>
        </text:list-item>
        <text:list-item>
          <text:p text:style-name="P20">the name of each language may be presented in the language itself;</text:p>
        </text:list-item>
        <text:list-item>
          <text:p text:style-name="P20">a collection of flags for the languages supported by Typo3 is included with the extension; the flags are derived form the collection <text:a xlink:type="simple" xlink:href="http://openclipart.org/downloads/flags-1.6.tgz" text:style-name="Internet_20_link" text:visited-style-name="Visited_20_Internet_20_Link">flags-1.6.tgz</text:a> available at the <text:a xlink:type="simple" xlink:href="http://openclipart.org/" text:style-name="Internet_20_link" text:visited-style-name="Visited_20_Internet_20_Link">Open Clip Art Library</text:a>;</text:p>
        </text:list-item>
        <text:list-item>
          <text:p text:style-name="P20">the extension is DBAL-compatible and the output is HTML5 compliant and CSS-styled;</text:p>
        </text:list-item>
        <text:list-item>
          <text:p text:style-name="P20">the extension is built with Extbase and Fluid.</text:p>
        </text:list-item>
      </text:list>
      <text:h text:style-name="Heading_20_2" text:outline-level="2"><text:bookmark-start text:name="__RefHeading___Toc768_3747305251"/>Requirements<text:bookmark-end text:name="__RefHeading___Toc768_3747305251"/></text:h>
      <text:p text:style-name="Text_20_body">Version 7.0.0 of this extension requires TYPO3 10.4+ and extension Static Info Tables 6.9.0+ (key: static_info_tables).</text:p>
      <text:p text:style-name="Text_20_body">Version 6.5.0 of this extension requires TYPO3 CMS 9.5+ and extension Static Info Tables 6.7.0+ (key: static_info_tables).</text:p>
      <text:p text:style-name="Text_20_body">Version 6.4.3 of this extension requires TYPO3 CMS 7.6+ and extension Static Info Tables 6.4.2+ (key: static_info_tables).</text:p>
      <text:p text:style-name="Text_20_body">Version 6.4.0 of this extension requires TYPO3 CMS 7.6+ and extension Static Info Tables 6.3.1+ (key: static_info_tables).</text:p>
      <text:h text:style-name="Heading_20_1" text:outline-level="1"><text:bookmark-start text:name="__RefHeading___Toc770_3747305251"/>Users manual<text:bookmark-end text:name="__RefHeading___Toc770_3747305251"/></text:h>
      <text:p text:style-name="Text_20_body">First, the extension needs to be installed and configured: see the Configuration section.</text:p>
      <text:p text:style-name="Text_20_body">Second, each of the Website language records should be assigned an ISO language code in the field titled “Select Official Language (ISO code)”.</text:p>
      <text:p text:style-name="Text_20_body">Then, you are ready to insert Language Selection content elements on your pages.</text:p>
      <text:h text:style-name="Heading_20_2" text:outline-level="2"><text:bookmark-start text:name="__RefHeading___Toc772_3747305251"/>Adding a Language Selection menu using TypoScript<text:bookmark-end text:name="__RefHeading___Toc772_3747305251"/></text:h>
      <text:p text:style-name="P8">If you want to use TypoScript to include the Language Selection element on a PAGE or other type of TypoScript object, simply assign plugin.tx_srlanguagemenu.widgets.menu to the object. For example:</text:p>
      <text:p text:style-name="Preformatted_20_Text">subparts.languageMenu &lt; plugin.tx_srlanguagemenu.widgets.menu</text:p>
      <text:p text:style-name="Preformatted_20_Text"/>
      <text:p text:style-name="Text_20_body">This will create a language menu using the current TypoScript setup for all settings of the menu.</text:p>
      <text:h text:style-name="Heading_20_2" text:outline-level="2"><text:bookmark-start text:name="__RefHeading___Toc774_3747305251"/>Creating a Language Selection content element<text:bookmark-end text:name="__RefHeading___Toc774_3747305251"/></text:h>
      <text:p text:style-name="Text_20_body">You create a Language Selection content element the same way as any other type of content element. When the default content element creation form is displayed, select the type Language Selection; the form is redisplayed. Or use the new content element creation wizard to get a Language Selection creation form directly.</text:p>
      <text:p text:style-name="Text_20_body">The Language Selection creation form includes a <text:s/><text:span text:style-name="T2">Menu settings</text:span> tab. This tab itself includes a General and a Template tab.</text:p>
      <text:p text:style-name="P7">In the <text:span text:style-name="T2">General</text:span> tab:</text:p>
      <text:p text:style-name="P8">The field <text:span text:style-name="T1">“Type of layout” </text:span>allows to choose the type of layout or presentation:</text:p>
      <text:list xml:id="list4102909826" text:style-name="L3">
        <text:list-item>
          <text:p text:style-name="P16">a list of flags,</text:p>
        </text:list-item>
        <text:list-item>
          <text:p text:style-name="P16">a drop down selection list,</text:p>
        </text:list-item>
        <text:list-item>
          <text:p text:style-name="P16">or a list of links.</text:p>
        </text:list-item>
      </text:list>
      <text:p text:style-name="P8">The field <text:span text:style-name="T1">“Languages to select from”</text:span> allows you to select languages from the Web Site Language table. Note that the default language of your site may not appear in this list. If the list is empty, the list provided by the TS template will be used. If the list is not empty, it also specifies the order in which the languages will appear in the menu.</text:p>
      <text:p text:style-name="P8">The field <text:span text:style-name="T1">“Position of the default language”</text:span> allows to specify the position at which the default language will be inserted in the menu.</text:p>
      <text:p text:style-name="P8">The field <text:span text:style-name="T1">“Language title to use”</text:span> lets you select the labels you want to use for the languages:</text:p>
      <text:list xml:id="list1810345911" text:style-name="L4">
        <text:list-item>
          <text:p text:style-name="P17">the name of the language localized in the language of the current page,</text:p>
        </text:list-item>
        <text:list-item>
          <text:p text:style-name="P17">the name of the language in the language itself,</text:p>
        </text:list-item>
        <text:list-item>
          <text:p text:style-name="P17">the name of the language as set in the web site language record in the TYPO3 backend,</text:p>
        </text:list-item>
        <text:list-item>
          <text:p text:style-name="P17">the ISO language and, possibly, country codes of the language.</text:p>
        </text:list-item>
      </text:list>
      <text:p text:style-name="P8">In the <text:span text:style-name="T2">Template</text:span> tab, you may override the paths to the Fluid template root, as well as to the partials and layouts.</text:p>
      <text:h text:style-name="Heading_20_1" text:outline-level="1"><text:bookmark-start text:name="__RefHeading___Toc776_3747305251"/>Configuration<text:bookmark-end text:name="__RefHeading___Toc776_3747305251"/></text:h>
      <text:h text:style-name="Heading_20_2" text:outline-level="2"><text:bookmark-start text:name="__RefHeading___Toc778_3747305251"/>Configuration steps<text:bookmark-end text:name="__RefHeading___Toc778_3747305251"/></text:h>
      <text:p text:style-name="Text_20_body">These are the steps to configure the Language Selection plugin:</text:p>
      <text:list xml:id="list987145300" text:style-name="L5">
        <text:list-item>
          <text:p text:style-name="P21">Include static template “Language Menu Setup” in your TypoScript template, and configure the plugin using the TypoScript Constants Editor. Review the plugin settings described below.</text:p>
        </text:list-item>
        <text:list-item>
          <text:p text:style-name="P21">Include default CSS styles by including static template “Language Menu CSS Styles” in your TypoScript template, or adapt these default selectors according to the visual design of your site and include them in the style sheets of your site.</text:p>
        </text:list-item>
        <text:list-item>
          <text:p text:style-name="P21">Adapt the Fluid templates to your needs. You may copy them to a location of your choice, adapt them, and configure the new <text:s/>location using the TypoScript Constants Editor.</text:p>
        </text:list-item>
      </text:list>
      <text:h text:style-name="Heading_20_2" text:outline-level="2"><text:bookmark-start text:name="__RefHeading___Toc780_3747305251"/>Typoscript Constants Reference<text:bookmark-end text:name="__RefHeading___Toc780_3747305251"/></text:h>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style-name="TableLine2362683499504">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362683500592">
          <table:table-cell table:style-name="Tableau1.A2" office:value-type="string">
            <text:p text:style-name="Table_20_Contents">defaultLanguageISOCode</text:p>
          </table:table-cell>
          <table:table-cell table:style-name="Tableau1.B2" office:value-type="string">
            <text:p text:style-name="Table_20_Contents">string</text:p>
          </table:table-cell>
          <table:table-cell table:style-name="Tableau1.C2" office:value-type="string">
            <text:p text:style-name="Table_20_Contents">Language ISO-alpha-2 code of default site language.</text:p>
            <text:p text:style-name="Table_20_Contents"/>
            <text:p text:style-name="Table_20_Contents">This is the <text:s/>language ISO-alpha-2 code of the site language when sys_language_uid = 0</text:p>
          </table:table-cell>
          <table:table-cell table:style-name="Tableau1.D2" office:value-type="string">
            <text:p text:style-name="Table_20_Contents">EN</text:p>
          </table:table-cell>
        </table:table-row>
        <table:table-row table:style-name="TableLine2362683502496">
          <table:table-cell table:style-name="Tableau1.A3" office:value-type="string">
            <text:p text:style-name="Table_20_Contents">defaultCountryISOCode</text:p>
          </table:table-cell>
          <table:table-cell table:style-name="Tableau1.B2" office:value-type="string">
            <text:p text:style-name="Table_20_Contents">string</text:p>
          </table:table-cell>
          <table:table-cell table:style-name="Tableau1.C3" office:value-type="string">
            <text:p text:style-name="Table_20_Contents">Country ISO-alpha-2 code of default site language.</text:p>
            <text:p text:style-name="Table_20_Contents"/>
            <text:p text:style-name="Table_20_Contents">This is the <text:s/>country ISO-alpha-2 code of the site language when sys_language_uid = 0</text:p>
          </table:table-cell>
          <table:table-cell table:style-name="Tableau1.D17" office:value-type="string">
            <text:p text:style-name="Table_20_Contents"/>
          </table:table-cell>
        </table:table-row>
        <table:table-row table:style-name="TableLine2362683509296">
          <table:table-cell table:style-name="Tableau1.A4" office:value-type="string">
            <text:p text:style-name="Table_20_Contents">defaultLanguageTitle</text:p>
          </table:table-cell>
          <table:table-cell table:style-name="Tableau1.B2" office:value-type="string">
            <text:p text:style-name="Table_20_Contents">string</text:p>
          </table:table-cell>
          <table:table-cell table:style-name="Tableau1.C4" office:value-type="string">
            <text:p text:style-name="Table_20_Contents">Title of the default site language</text:p>
            <text:p text:style-name="Table_20_Contents"/>
            <text:p text:style-name="Table_20_Contents">This is the language label when sys_language_uid = 0 and web site language records are used for language labels. If not set, the localized name of the language from Static Info Tables is used based on the default langugae ISO code and the default country ISO code.</text:p>
          </table:table-cell>
          <table:table-cell table:style-name="Tableau1.D17" office:value-type="string">
            <text:p text:style-name="Table_20_Contents"/>
          </table:table-cell>
        </table:table-row>
        <table:table-row table:style-name="TableLine2362683508480">
          <table:table-cell table:style-name="Tableau1.A5" office:value-type="string">
            <text:p text:style-name="Table_20_Contents">englishFlagFile</text:p>
          </table:table-cell>
          <table:table-cell table:style-name="Tableau1.B2" office:value-type="string">
            <text:p text:style-name="Table_20_Contents">fileResource</text:p>
          </table:table-cell>
          <table:table-cell table:style-name="Tableau1.C5" office:value-type="string">
            <text:p text:style-name="Table_20_Contents">Name of the file of the English language flag.</text:p>
            <text:p text:style-name="Table_20_Contents"/>
            <text:p text:style-name="Table_20_Contents">All flags should be in the same directory as this one.</text:p>
          </table:table-cell>
          <table:table-cell table:style-name="Tableau1.D5" office:value-type="string">
            <text:p text:style-name="Table_20_Contents">EXT:sr_language_menu/Resources/Images/Flags/en.png</text:p>
          </table:table-cell>
        </table:table-row>
        <table:table-row table:style-name="TableLine2362683527248">
          <table:table-cell table:style-name="Tableau1.A6" office:value-type="string">
            <text:p text:style-name="Table_20_Contents">languageTitle</text:p>
          </table:table-cell>
          <table:table-cell table:style-name="Tableau1.B2" office:value-type="string">
            <text:p text:style-name="Table_20_Contents">integer</text:p>
          </table:table-cell>
          <table:table-cell table:style-name="Tableau1.C6" office:value-type="string">
            <text:p text:style-name="Table_20_Contents">The labels to use for the languages.</text:p>
            <text:p text:style-name="Table_20_Contents"/>
            <text:p text:style-name="Table_20_Contents">Possible values:</text:p>
            <text:p text:style-name="Table_20_Contents">0 - the name of the language localized in the language of the current page</text:p>
            <text:p text:style-name="Table_20_Contents">1 - the name of the language in the language itself</text:p>
            <text:p text:style-name="Table_20_Contents">2 - <text:s/>the name of the language as set in the web site language record in the TYPO3 backend</text:p>
            <text:p text:style-name="Table_20_Contents">3 - the ISO language and, possibly, country codes of the language</text:p>
            <text:p text:style-name="Table_20_Contents"/>
            <text:p text:style-name="Table_20_Contents">Note: This will take precedence over deprecated properties useSysLanguageTitle, useIsoLanguageCountryCode and useSelfLanguageTitle.</text:p>
          </table:table-cell>
          <table:table-cell table:style-name="Tableau1.D6" office:value-type="string">
            <text:p text:style-name="Table_20_Contents">0</text:p>
          </table:table-cell>
        </table:table-row>
        <table:table-row table:style-name="TableLine2362683518544">
          <table:table-cell table:style-name="Tableau1.A7" office:value-type="string">
            <text:p text:style-name="Table_20_Contents">languagesUidsList</text:p>
          </table:table-cell>
          <table:table-cell table:style-name="Tableau1.B2" office:value-type="string">
            <text:p text:style-name="Table_20_Contents">string</text:p>
          </table:table-cell>
          <table:table-cell table:style-name="Tableau1.C7" office:value-type="string">
            <text:p text:style-name="Table_20_Contents">List of uids of language records from table sys_language.</text:p>
            <text:p text:style-name="Table_20_Contents"/>
            <text:p text:style-name="Table_20_Contents">Note: This list will be used by default to build the list of languages to select from, if no list is otherwise provided to the plugin.</text:p>
            <text:p text:style-name="Table_20_Contents"/>
            <text:p text:style-name="Table_20_Contents">Note: If the list is empty and not otherwise provided to the plugin, all languages found in table sys_language will be used.</text:p>
            <text:p text:style-name="Table_20_Contents"/>
            <text:p text:style-name="Table_20_Contents">Note: If the list is not empty and not otherwise provided to the plugin, it also specifies the order in which the languages appear in the menu.</text:p>
          </table:table-cell>
          <table:table-cell table:style-name="Tableau1.D17" office:value-type="string">
            <text:p text:style-name="Table_20_Contents"/>
          </table:table-cell>
        </table:table-row>
        <table:table-row table:style-name="TableLine2362683517728">
          <table:table-cell table:style-name="Tableau1.A8" office:value-type="string">
            <text:p text:style-name="Table_20_Contents">defaultLayout</text:p>
          </table:table-cell>
          <table:table-cell table:style-name="Tableau1.B2" office:value-type="string">
            <text:p text:style-name="Table_20_Contents">string</text:p>
          </table:table-cell>
          <table:table-cell table:style-name="Tableau1.C8" office:value-type="string">
            <text:p text:style-name="Table_20_Contents">Default layout.</text:p>
            <text:p text:style-name="Table_20_Contents"/>
            <text:p text:style-name="Table_20_Contents">Possible values: 0 = flags, 1 = selection list, 2 = list of links.</text:p>
            <text:p text:style-name="Table_20_Contents"/>
            <text:p text:style-name="Table_20_Contents">Note: This is the layout to be used, if no layout is otherwise provided to the plugin.</text:p>
          </table:table-cell>
          <table:table-cell table:style-name="Tableau1.D8" office:value-type="string">
            <text:p text:style-name="Table_20_Contents">0</text:p>
          </table:table-cell>
        </table:table-row>
        <table:table-row table:style-name="TableLine2362683532960">
          <table:table-cell table:style-name="Tableau1.A9" office:value-type="string">
            <text:p text:style-name="Table_20_Contents">showLinkWithFlag</text:p>
          </table:table-cell>
          <table:table-cell table:style-name="Tableau1.B2" office:value-type="string">
            <text:p text:style-name="Table_20_Contents">boolean</text:p>
          </table:table-cell>
          <table:table-cell table:style-name="Tableau1.C9" office:value-type="string">
            <text:p text:style-name="Table_20_Contents">Show both links and flags.</text:p>
            <text:p text:style-name="Table_20_Contents"/>
            <text:p text:style-name="Table_20_Contents">If enabled, when using the flags layout, both flags and links may be shown.</text:p>
          </table:table-cell>
          <table:table-cell table:style-name="Tableau1.D9" office:value-type="string">
            <text:p text:style-name="Table_20_Contents">0</text:p>
          </table:table-cell>
        </table:table-row>
        <text:soft-page-break/>
        <table:table-row table:style-name="TableLine2362683531328">
          <table:table-cell table:style-name="Tableau1.A10" office:value-type="string">
            <text:p text:style-name="Table_20_Contents">hideIfNoAltLanguages</text:p>
          </table:table-cell>
          <table:table-cell table:style-name="Tableau1.B2" office:value-type="string">
            <text:p text:style-name="Table_20_Contents">boolean</text:p>
          </table:table-cell>
          <table:table-cell table:style-name="Tableau1.C10" office:value-type="string">
            <text:p text:style-name="Table_20_Contents">Hide selection if there is no alternate language</text:p>
            <text:p text:style-name="Table_20_Contents"/>
            <text:p text:style-name="Table_20_Contents">If enabled, the selection list or menu is not rendered if no alternate languages are present on the current page.</text:p>
          </table:table-cell>
          <table:table-cell table:style-name="Tableau1.D10" office:value-type="string">
            <text:p text:style-name="Table_20_Contents">0</text:p>
          </table:table-cell>
        </table:table-row>
        <table:table-row table:style-name="TableLine2362683523440">
          <table:table-cell table:style-name="Tableau1.A11" office:value-type="string">
            <text:p text:style-name="Table_20_Contents">showCurrent</text:p>
          </table:table-cell>
          <table:table-cell table:style-name="Tableau1.B2" office:value-type="string">
            <text:p text:style-name="Table_20_Contents">boolean</text:p>
          </table:table-cell>
          <table:table-cell table:style-name="Tableau1.C11" office:value-type="string">
            <text:p text:style-name="Table_20_Contents">Show the language of the current page in the language menu.</text:p>
            <text:p text:style-name="Table_20_Contents"/>
            <text:p text:style-name="Table_20_Contents">If enabled, the current language is shown in the language menu.</text:p>
            <text:p text:style-name="Table_20_Contents"/>
            <text:p text:style-name="Table_20_Contents">Note: Beware that this constant is used in the default setup. Setting a property with the same name in TS setup will not work.</text:p>
          </table:table-cell>
          <table:table-cell table:style-name="Tableau1.D11" office:value-type="string">
            <text:p text:style-name="Table_20_Contents">1</text:p>
          </table:table-cell>
        </table:table-row>
        <table:table-row table:style-name="TableLine2362683516096">
          <table:table-cell table:style-name="Tableau1.A12" office:value-type="string">
            <text:p text:style-name="Table_20_Contents">showCurrentFirst</text:p>
          </table:table-cell>
          <table:table-cell table:style-name="Tableau1.B2" office:value-type="string">
            <text:p text:style-name="Table_20_Contents">boolean</text:p>
          </table:table-cell>
          <table:table-cell table:style-name="Tableau1.C12" office:value-type="string">
            <text:p text:style-name="Table_20_Contents">Show the language of the current page first in the language menu.</text:p>
            <text:p text:style-name="Table_20_Contents"/>
            <text:p text:style-name="Table_20_Contents">If enabled, the current language is always the first item shown in the language menu.</text:p>
          </table:table-cell>
          <table:table-cell table:style-name="Tableau1.D12" office:value-type="string">
            <text:p text:style-name="Table_20_Contents">0</text:p>
          </table:table-cell>
        </table:table-row>
        <table:table-row table:style-name="TableLine2362683531056">
          <table:table-cell table:style-name="Tableau1.A13" office:value-type="string">
            <text:p text:style-name="Table_20_Contents">showInactive</text:p>
          </table:table-cell>
          <table:table-cell table:style-name="Tableau1.B2" office:value-type="string">
            <text:p text:style-name="Table_20_Contents">boolean</text:p>
          </table:table-cell>
          <table:table-cell table:style-name="Tableau1.C13" office:value-type="string">
            <text:p text:style-name="Table_20_Contents">Show in the language menu the languages for which there is no translation of the current page.</text:p>
            <text:p text:style-name="Table_20_Contents"/>
            <text:p text:style-name="Table_20_Contents">Note: This property does not apply to the selection list layout.</text:p>
            <text:p text:style-name="Table_20_Contents"/>
            <text:p text:style-name="Table_20_Contents">Note: Beware that this constant is used in the default setup. Setting a property with the same name in TS setup will not work.</text:p>
          </table:table-cell>
          <table:table-cell table:style-name="Tableau1.D13" office:value-type="string">
            <text:p text:style-name="Table_20_Contents">1</text:p>
          </table:table-cell>
        </table:table-row>
        <table:table-row table:style-name="TableLine2362683528064">
          <table:table-cell table:style-name="Tableau1.A14" office:value-type="string">
            <text:p text:style-name="Table_20_Contents">doNotLinkCurrent</text:p>
          </table:table-cell>
          <table:table-cell table:style-name="Tableau1.B2" office:value-type="string">
            <text:p text:style-name="Table_20_Contents">boolean</text:p>
          </table:table-cell>
          <table:table-cell table:style-name="Tableau1.C14" office:value-type="string">
            <text:p text:style-name="Table_20_Contents">Do not wrap the current language in a link.</text:p>
            <text:p text:style-name="Table_20_Contents"/>
            <text:p text:style-name="Table_20_Contents">Note: This property does not apply to the selection list layout.</text:p>
          </table:table-cell>
          <table:table-cell table:style-name="Tableau1.D14" office:value-type="string">
            <text:p text:style-name="Table_20_Contents">0</text:p>
          </table:table-cell>
        </table:table-row>
        <table:table-row table:style-name="TableLine2362683520992">
          <table:table-cell table:style-name="Tableau1.A15" office:value-type="string">
            <text:p text:style-name="Table_20_Contents">doNotLinkInactive</text:p>
          </table:table-cell>
          <table:table-cell table:style-name="Tableau1.B2" office:value-type="string">
            <text:p text:style-name="Table_20_Contents">boolean</text:p>
          </table:table-cell>
          <table:table-cell table:style-name="Tableau1.C15" office:value-type="string">
            <text:p text:style-name="Table_20_Contents">Do not wrap inactive language in a link.</text:p>
            <text:p text:style-name="Table_20_Contents"/>
            <text:p text:style-name="Table_20_Contents">Note: This property does not apply to the selection list layout.</text:p>
          </table:table-cell>
          <table:table-cell table:style-name="Tableau1.D15" office:value-type="string">
            <text:p text:style-name="Table_20_Contents">1</text:p>
          </table:table-cell>
        </table:table-row>
        <table:table-row table:style-name="TableLine2362683521808">
          <table:table-cell table:style-name="Tableau1.A16" office:value-type="string">
            <text:p text:style-name="Table_20_Contents">removeParams</text:p>
          </table:table-cell>
          <table:table-cell table:style-name="Tableau1.B2" office:value-type="string">
            <text:p text:style-name="Table_20_Contents">string</text:p>
          </table:table-cell>
          <table:table-cell table:style-name="Tableau1.C16" office:value-type="string">
            <text:p text:style-name="Table_20_Contents">List of parameters that should not be forwarded when linking to another language.</text:p>
            <text:p text:style-name="Table_20_Contents"/>
            <text:p text:style-name="Table_20_Contents">Note: The list may include the name of an array of variables such as the array of variables of a plugin, for example “tx_myplugin”.</text:p>
          </table:table-cell>
          <table:table-cell table:style-name="Tableau1.D16" office:value-type="string">
            <text:p text:style-name="Table_20_Contents">user.pass</text:p>
          </table:table-cell>
        </table:table-row>
        <table:table-row table:style-name="TableLine2362683525616">
          <table:table-cell table:style-name="Tableau1.A17" office:value-type="string">
            <text:p text:style-name="Table_20_Contents">allowedParams</text:p>
          </table:table-cell>
          <table:table-cell table:style-name="Tableau1.B2" office:value-type="string">
            <text:p text:style-name="Table_20_Contents">string</text:p>
          </table:table-cell>
          <table:table-cell table:style-name="Tableau1.C17" office:value-type="string">
            <text:p text:style-name="Table_20_Contents">List of parameters that are allowed to be forwarded when linking to another language</text:p>
            <text:p text:style-name="Table_20_Contents"/>
            <text:p text:style-name="Table_20_Contents">Note: If specified, only parameters in this list or in config.linkVars may be forwarded when linking to another language.</text:p>
            <text:p text:style-name="Table_20_Contents"/>
            <text:p text:style-name="Table_20_Contents">Note: The list may include the name of an array of variables such as the array of variables of a plugin, for example “tx_myplugin”.</text:p>
            <text:p text:style-name="Table_20_Contents"/>
            <text:p text:style-name="Table_20_Contents">Note: This property provides a way to prevent pollution of linkvars, and resulting spammed cache.</text:p>
          </table:table-cell>
          <table:table-cell table:style-name="Tableau1.D17" office:value-type="string">
            <text:p text:style-name="Table_20_Contents"/>
          </table:table-cell>
        </table:table-row>
        <table:table-row table:style-name="TableLine2362683529424">
          <table:table-cell table:style-name="Tableau1.A18" office:value-type="string">
            <text:p text:style-name="Table_20_Contents">addSelectionListHeader</text:p>
          </table:table-cell>
          <table:table-cell table:style-name="Tableau1.B2" office:value-type="string">
            <text:p text:style-name="Table_20_Contents">boolean</text:p>
          </table:table-cell>
          <table:table-cell table:style-name="Tableau1.C18" office:value-type="string">
            <text:p text:style-name="Table_20_Contents">If enabled, when the layout is a selection list, a header will be added at the top of the list.</text:p>
          </table:table-cell>
          <table:table-cell table:style-name="Tableau1.D18" office:value-type="string">
            <text:p text:style-name="Table_20_Contents">0</text:p>
          </table:table-cell>
        </table:table-row>
        <table:table-row table:style-name="TableLine2362683541392">
          <table:table-cell table:style-name="Tableau1.A19" office:value-type="string">
            <text:p text:style-name="Table_20_Contents">selectionListSeparator</text:p>
          </table:table-cell>
          <table:table-cell table:style-name="Tableau1.B2" office:value-type="string">
            <text:p text:style-name="Table_20_Contents">string</text:p>
          </table:table-cell>
          <table:table-cell table:style-name="Tableau1.C19" office:value-type="string">
            <text:p text:style-name="Table_20_Contents">Separator between the selection list and its header, if the selection list header is enabled.</text:p>
          </table:table-cell>
          <table:table-cell table:style-name="Tableau1.D19" office:value-type="string">
            <text:p text:style-name="Table_20_Contents">----------</text:p>
          </table:table-cell>
        </table:table-row>
        <table:table-row table:style-name="TableLine2362683545200">
          <table:table-cell table:style-name="Tableau1.A20" office:value-type="string">
            <text:p text:style-name="Table_20_Contents">onChangeAttribute</text:p>
          </table:table-cell>
          <table:table-cell table:style-name="Tableau1.B2" office:value-type="string">
            <text:p text:style-name="Table_20_Contents">boolean</text:p>
          </table:table-cell>
          <table:table-cell table:style-name="Tableau1.C20" office:value-type="string">
            <text:p text:style-name="Table_20_Contents">If enabled, a submit on change attribute is set on the selection list; thus the selected language is submitted as soon as it is selected.</text:p>
            <text:p text:style-name="Table_20_Contents"/>
            <text:p text:style-name="Table_20_Contents">If disabled, a button must be clicked on to submit the selection.</text:p>
            <text:p text:style-name="Table_20_Contents"/>
            <text:p text:style-name="Table_20_Contents">Note: When disabled, no javascript is used by the language selection form.</text:p>
          </table:table-cell>
          <table:table-cell table:style-name="Tableau1.D20" office:value-type="string">
            <text:p text:style-name="Table_20_Contents">1</text:p>
          </table:table-cell>
        </table:table-row>
        <table:table-row table:style-name="TableLine2362683549280">
          <table:table-cell table:style-name="Tableau1.A21" office:value-type="string">
            <text:p text:style-name="Table_20_Contents">addLinksListHeader</text:p>
          </table:table-cell>
          <table:table-cell table:style-name="Tableau1.B2" office:value-type="string">
            <text:p text:style-name="Table_20_Contents">boolean</text:p>
          </table:table-cell>
          <table:table-cell table:style-name="Tableau1.C21" office:value-type="string">
            <text:p text:style-name="Table_20_Contents">Add a header in front of the list of links.</text:p>
            <text:p text:style-name="Table_20_Contents"/>
            <text:p text:style-name="Table_20_Contents">If enabled, when the layout is a list of links, a header will be added at the top of the list.</text:p>
          </table:table-cell>
          <table:table-cell table:style-name="Tableau1.D21" office:value-type="string">
            <text:p text:style-name="Table_20_Contents">0</text:p>
          </table:table-cell>
        </table:table-row>
      </table:table>
      <text:p text:style-name="Table_20_Contents"/>
      <text:h text:style-name="Heading_20_2" text:outline-level="2"><text:bookmark-start text:name="__RefHeading___Toc782_3747305251"/>TypoScript Setup Reference<text:bookmark-end text:name="__RefHeading___Toc782_3747305251"/></text:h>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style-name="TableLine2362683513104">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style-name="TableLine2362683537040">
          <table:table-cell table:style-name="Tableau3.A2" office:value-type="string">
            <text:p text:style-name="Table_20_Contents">useExternalUrl.<text:span text:style-name="T3">[language-iso-code]</text:span></text:p>
          </table:table-cell>
          <table:table-cell table:style-name="Tableau3.B2" office:value-type="string">
            <text:p text:style-name="Table_20_Contents">url</text:p>
          </table:table-cell>
          <table:table-cell table:style-name="Tableau3.C2" office:value-type="string">
            <text:p text:style-name="Table_20_Contents">If no alternate language record exists on a page for the language identified by the language-iso-code, a link will be created to the specified external url for this language.</text:p>
          </table:table-cell>
          <table:table-cell table:style-name="Tableau3.D2" office:value-type="string">
            <text:p text:style-name="Table_20_Contents"/>
          </table:table-cell>
        </table:table-row>
        <text:soft-page-break/>
        <table:table-row table:style-name="TableLine2362683547648">
          <table:table-cell table:style-name="Tableau3.A3" office:value-type="string">
            <text:p text:style-name="Table_20_Contents">useExternalUrl.<text:span text:style-name="T3">[language-iso-code]</text:span><text:span text:style-name="T4">.force</text:span></text:p>
          </table:table-cell>
          <table:table-cell table:style-name="Tableau3.B2" office:value-type="string">
            <text:p text:style-name="Table_20_Contents">boolean</text:p>
          </table:table-cell>
          <table:table-cell table:style-name="Tableau3.C3" office:value-type="string">
            <text:p text:style-name="Table_20_Contents">If set, a link will be created to the specified external url for this language, even if an alternate language record exists on a page for this language.</text:p>
          </table:table-cell>
          <table:table-cell table:style-name="Tableau3.D3" office:value-type="string">
            <text:p text:style-name="Table_20_Contents">0</text:p>
          </table:table-cell>
        </table:table-row>
        <table:table-row table:style-name="TableLine2362683548464">
          <table:table-cell table:style-name="Tableau3.A4" office:value-type="string">
            <text:p text:style-name="Table_20_Contents">forceUseOfExternalUrl</text:p>
          </table:table-cell>
          <table:table-cell table:style-name="Tableau3.B2" office:value-type="string">
            <text:p text:style-name="Table_20_Contents">boolean</text:p>
          </table:table-cell>
          <table:table-cell table:style-name="Tableau3.C4" office:value-type="string">
            <text:p text:style-name="Table_20_Contents">If set, then, if an external url is specified for a any language, a link will be created to the specified external url, even if an alternate language record exists on a page for this language.</text:p>
          </table:table-cell>
          <table:table-cell table:style-name="Tableau3.D4" office:value-type="string">
            <text:p text:style-name="Table_20_Contents">0</text:p>
          </table:table-cell>
        </table:table-row>
      </table:table>
      <text:p text:style-name="Table_20_Contents"/>
      <text:h text:style-name="Heading_20_2" text:outline-level="2"><text:bookmark-start text:name="__RefHeading___Toc784_3747305251"/>Fluid template variables<text:bookmark-end text:name="__RefHeading___Toc784_3747305251"/></text:h>
      <text:p text:style-name="Text_20_body"/>
      <text:p text:style-name="Text_20_body">The following objects are available in the Fluid template:</text:p>
      <text:list xml:id="list4251516105" text:style-name="L6">
        <text:list-item>
          <text:p text:style-name="P18">settings: an object providing all the properties of the plugin settings, plus the additional property showMenu: whether or not the menu should be rendered;</text:p>
        </text:list-item>
        <text:list-item>
          <text:p text:style-name="P18">options: an array, each element of which is an option of the menu.</text:p>
        </text:list-item>
      </text:list>
      <text:p text:style-name="Text_20_body">Each option has the following properties:</text:p>
      <text:list xml:id="list394714392" text:style-name="L7">
        <text:list-item>
          <text:p text:style-name="P19">uid: the uid of the Website language;</text:p>
        </text:list-item>
        <text:list-item>
          <text:p text:style-name="P19">isoCodeA2: the ISO code of the language;</text:p>
        </text:list-item>
        <text:list-item>
          <text:p text:style-name="P19">countryIsoCodeA2: the ISO country code of the language variant;</text:p>
        </text:list-item>
        <text:list-item>
          <text:p text:style-name="P19">combinedIsoCode: the combination of isoCodeA2, lower case, and of countryIsoCodeA2, if present, uppercase, joined by an undescore;</text:p>
        </text:list-item>
        <text:list-item>
          <text:p text:style-name="P19">title: the language label;</text:p>
        </text:list-item>
        <text:list-item>
          <text:p text:style-name="P19">notAvailableTitle: label used when the page is not available in the language;</text:p>
        </text:list-item>
        <text:list-item>
          <text:p text:style-name="P19">flagFile: the path to the flag file;</text:p>
        </text:list-item>
        <text:list-item>
          <text:p text:style-name="P19">isAvailable: whether or not a translation of the current page is available in the language;</text:p>
        </text:list-item>
        <text:list-item>
          <text:p text:style-name="P19">externalUrl: external url to be used in place of the current page id;</text:p>
        </text:list-item>
        <text:list-item>
          <text:p text:style-name="P19">isCurrent: whether or not the page is currently rendered in the language.</text:p>
        </text:list-item>
      </text:list>
      <text:p text:style-name="Heading_20_3">Example: Apply TypoScript stdWrap to the language label</text:p>
      <text:p text:style-name="Text_20_body">Add the following snippet to your TypoScript template setup:</text:p>
      <text:p text:style-name="Preformatted_20_Text">lib.myLanguageLabel = TEXT</text:p>
      <text:p text:style-name="Preformatted_20_Text">lib.myLanguageLabel {</text:p>
      <text:p text:style-name="Preformatted_20_Text"><text:s text:c="4"/>current = 1</text:p>
      <text:p text:style-name="Preformatted_20_Text"><text:s text:c="4"/>stdWrap.substring = 0,3</text:p>
      <text:p text:style-name="P10">}</text:p>
      <text:p text:style-name="Text_20_body"/>
      <text:p text:style-name="Text_20_body">Then, in the Fluid templates, replace any occurrence of </text:p>
      <text:p text:style-name="Preformatted_20_Text">{option.title}</text:p>
      <text:p text:style-name="Text_20_body"/>
      <text:p text:style-name="Text_20_body">by</text:p>
      <text:p text:style-name="Preformatted_20_Text">{option.title -&gt; f:cObject(typoscriptObjectPath: 'lib.myLanguageLabel')}</text:p>
      <text:p text:style-name="Text_20_body"/>
      <text:p text:style-name="Text_20_body">Or use an alias:</text:p>
      <text:p text:style-name="Preformatted_20_Text">&lt;f:alias map="{label: '{option.title -&gt; f:cObject(typoscriptObjectPath: \'lib.myLanguageLabel\')}'}"&gt;</text:p>
      <text:p text:style-name="Preformatted_20_Text"/>
      <text:p text:style-name="Text_20_body">The desired shortened label is render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 style:list-style-name=""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paragraph-properties fo:text-align="start" style:justify-single-word="false"/>
      <style:text-properties fo:color="#333366" loext:opacity="100%"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4cm" draw:z-index="6"><draw:image xlink:href="Pictures/10000000000000A400000034F941CE7B45C0DB63.png" xlink:type="simple" xlink:show="embed" xlink:actuate="onLoad" draw:mime-type="image/png"/></draw:frame><text:title>EXT: Language Selection</text:title><text:s/>- <text:page-number text:select-page="current">1</text:page-number></text:p>
        <text:p text:style-name="MP2"/>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_64 LibreOffice_project/e1f30c802c3269a1d052614453f260e49458c82c</meta:generator>
    <dc:title>EXT: Language Selection</dc:title>
    <meta:initial-creator>Kasper Skårhøj</meta:initial-creator>
    <meta:creation-date>2002-11-01T00:32:00</meta:creation-date>
    <dc:date>2022-02-17T18:05:31.739000000</dc:date>
    <meta:printed-by>Kasper Skårhøj</meta:printed-by>
    <meta:print-date>2002-12-11T11:38:18</meta:print-date>
    <meta:editing-cycles>453</meta:editing-cycles>
    <meta:editing-duration>P2DT17H34M11S</meta:editing-duration>
    <meta:document-statistic meta:table-count="2" meta:image-count="1" meta:object-count="0" meta:page-count="7" meta:paragraph-count="234" meta:word-count="2123" meta:character-count="12916" meta:non-whitespace-character-count="11039"/>
    <meta:user-defined meta:name="Email">typo3AAAA(arobas)sjbr.ca</meta:user-defined>
    <meta:user-defined meta:name="Info 2">Stanislas Rolland</meta:user-defined>
    <meta:user-defined meta:name="Info 3"/>
    <meta:user-defined meta:name="Info 4"/>
  </office:meta>
</office:document-meta>
</file>